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1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1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1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1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1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1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1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1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1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20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3"><text:span text:style-name="Strong_20_Emphasis"><text:span text:style-name="Source_20_Text">map()</text:span></text:span><text:line-break/>Aplica una función a cada elemento del RDD y devuelve un nuevo RDD con los resultados.<text:line-break/>Ejemplo:</text:p>
          <text:list>
            <text:list-header>
              <text:p text:style-name="P1"><text:span text:style-name="Source_20_Text"><text:span text:style-name="T1">rdd.map(lambda x: x * 2)</text:span></text:span></text:p>
            </text:list-header>
          </text:list>
        </text:list-item>
        <text:list-item>
          <text:p text:style-name="P3"><text:span text:style-name="Strong_20_Emphasis"><text:span text:style-name="Source_20_Text">filter()</text:span></text:span><text:line-break/>Filtra los elementos del RDD según una función que devuelve un valor booleano.<text:line-break/>Ejemplo:</text:p>
          <text:list>
            <text:list-header>
              <text:p text:style-name="P1"><text:span text:style-name="Source_20_Text"><text:span text:style-name="T1">rdd.filter(lambda x: x &gt; 5)</text:span></text:span></text:p>
            </text:list-header>
          </text:list>
        </text:list-item>
        <text:list-item>
          <text:p text:style-name="P3"><text:span text:style-name="Strong_20_Emphasis"><text:span text:style-name="Source_20_Text">flatMap()</text:span></text:span><text:line-break/>Similar a <text:span text:style-name="Source_20_Text">map()</text:span>, pero la función aplicada debe devolver un iterable, que será "aplanado" en un solo RDD.<text:line-break/>Ejemplo:</text:p>
          <text:list>
            <text:list-header>
              <text:p text:style-name="P1"><text:span text:style-name="Source_20_Text"><text:span text:style-name="T1">rdd.flatMap(lambda x: (x, x + 1))</text:span></text:span></text:p>
            </text:list-header>
          </text:list>
        </text:list-item>
        <text:list-item>
          <text:p text:style-name="P3"><text:span text:style-name="Strong_20_Emphasis"><text:span text:style-name="Source_20_Text">reduce()</text:span></text:span><text:line-break/>Aplica una función binaria (que toma dos elementos y devuelve uno) de manera acumulativa a los elementos del RDD.<text:line-break/>Ejemplo:</text:p>
          <text:list>
            <text:list-header>
              <text:p text:style-name="P1"><text:span text:style-name="Source_20_Text"><text:span text:style-name="T1">rdd.reduce(lambda x, y: x + y)</text:span></text:span></text:p>
            </text:list-header>
          </text:list>
        </text:list-item>
        <text:list-item>
          <text:p text:style-name="P3"><text:span text:style-name="Strong_20_Emphasis"><text:span text:style-name="Source_20_Text">groupByKey()</text:span></text:span><text:line-break/>Agrupa los valores por clave (en un RDD de pares clave-valor).<text:line-break/>Ejemplo:</text:p>
          <text:list>
            <text:list-header>
              <text:p text:style-name="P1"><text:span text:style-name="Source_20_Text"><text:span text:style-name="T1">rdd.groupByKey()</text:span></text:span></text:p>
            </text:list-header>
          </text:list>
        </text:list-item>
        <text:list-item>
          <text:p text:style-name="P3"><text:span text:style-name="Strong_20_Emphasis"><text:span text:style-name="Source_20_Text">reduceByKey()</text:span></text:span><text:line-break/>Aplica una función de reducción a los valores de un RDD de pares clave-valor.<text:line-break/>Ejemplo:</text:p>
          <text:list>
            <text:list-header>
              <text:p text:style-name="P1"><text:span text:style-name="Source_20_Text"><text:span text:style-name="T1">rdd.reduceByKey(lambda x, y: x + y)</text:span></text:span></text:p>
            </text:list-header>
          </text:list>
        </text:list-item>
        <text:list-item>
          <text:p text:style-name="P3"><text:span text:style-name="Strong_20_Emphasis"><text:span text:style-name="Source_20_Text">distinct()</text:span></text:span><text:line-break/>Devuelve un RDD con los elementos únicos (elimina duplicados).<text:line-break/>Ejemplo:</text:p>
          <text:list>
            <text:list-header>
              <text:p text:style-name="P1"><text:span text:style-name="Source_20_Text"><text:span text:style-name="T1">rdd.distinct()</text:span></text:span></text:p>
            </text:list-header>
          </text:list>
        </text:list-item>
        <text:list-item>
          <text:p text:style-name="P3"><text:span text:style-name="Strong_20_Emphasis"><text:span text:style-name="Source_20_Text">union()</text:span></text:span><text:line-break/>Combina dos RDDs en uno solo, con todos los elementos de ambos.<text:line-break/>Ejemplo:</text:p>
          <text:list>
            <text:list-header>
              <text:p text:style-name="P1"><text:span text:style-name="Source_20_Text"><text:span text:style-name="T1">rdd1.union(rdd2)</text:span></text:span></text:p>
            </text:list-header>
          </text:list>
          <text:p text:style-name="P3"><text:span text:style-name="Source_20_Text"/></text:p>
        </text:list-item>
        <text:list-item>
          <text:p text:style-name="P3"><text:soft-page-break/><text:span text:style-name="Strong_20_Emphasis"><text:span text:style-name="Source_20_Text">intersection()</text:span></text:span><text:line-break/>Devuelve un RDD con los elementos comunes entre dos RDDs.<text:line-break/>Ejemplo:</text:p>
          <text:list>
            <text:list-header>
              <text:p text:style-name="P1"><text:span text:style-name="Source_20_Text"><text:span text:style-name="T1">rdd1.intersection(rdd2)</text:span></text:span></text:p>
            </text:list-header>
          </text:list>
        </text:list-item>
        <text:list-item>
          <text:p text:style-name="P3"><text:span text:style-name="Strong_20_Emphasis"><text:span text:style-name="Source_20_Text">subtract()</text:span></text:span><text:line-break/>Devuelve un RDD con los elementos de un RDD que no están en otro.<text:line-break/>Ejemplo:</text:p>
        </text:list-item>
      </text:list>
      <text:p text:style-name="P2"><text:span text:style-name="Source_20_Text"><text:tab/><text:tab/></text:span><text:span text:style-name="Source_20_Text"><text:span text:style-name="T1">rdd1.subtract(rdd2)</text:span></text:span></text:p>
      <text:list text:style-name="L2">
        <text:list-item>
          <text:p text:style-name="P4"><text:span text:style-name="Strong_20_Emphasis"><text:span text:style-name="Source_20_Text">cartesian()</text:span></text:span><text:line-break/>Devuelve el producto cartesiano de dos RDDs.<text:line-break/>Ejemplo:</text:p>
        </text:list-item>
      </text:list>
      <text:p text:style-name="P2"><text:span text:style-name="Source_20_Text"><text:tab/><text:tab/></text:span><text:span text:style-name="Source_20_Text"><text:span text:style-name="T1">rdd1.cartesian(rdd2)</text:span></text:span></text:p>
      <text:list text:style-name="L3">
        <text:list-item>
          <text:p text:style-name="P5"><text:span text:style-name="Strong_20_Emphasis"><text:span text:style-name="Source_20_Text">collect()</text:span></text:span><text:line-break/>Recoge todos los elementos del RDD y los devuelve como una lista.<text:line-break/>Ejemplo:</text:p>
        </text:list-item>
      </text:list>
      <text:p text:style-name="P2"><text:span text:style-name="Source_20_Text"><text:tab/><text:tab/></text:span><text:span text:style-name="Source_20_Text"><text:span text:style-name="T1">rdd.collect()</text:span></text:span></text:p>
      <text:list text:style-name="L4">
        <text:list-item>
          <text:p text:style-name="P6"><text:span text:style-name="Strong_20_Emphasis"><text:span text:style-name="Source_20_Text">take()</text:span></text:span><text:line-break/>Devuelve los primeros n elementos del RDD.<text:line-break/>Ejemplo:</text:p>
        </text:list-item>
      </text:list>
      <text:p text:style-name="P2"><text:span text:style-name="Source_20_Text"><text:tab/></text:span><text:span text:style-name="Source_20_Text"><text:span text:style-name="T4"><text:tab/>rdd.take(5)</text:span></text:span></text:p>
      <text:list text:style-name="L5">
        <text:list-item>
          <text:p text:style-name="P7"><text:span text:style-name="Strong_20_Emphasis"><text:span text:style-name="Source_20_Text">count()</text:span></text:span><text:line-break/>Devuelve el número de elementos en el RDD.<text:line-break/>Ejemplo:</text:p>
        </text:list-item>
      </text:list>
      <text:p text:style-name="P2"><text:span text:style-name="Source_20_Text"><text:tab/></text:span><text:span text:style-name="Source_20_Text"><text:span text:style-name="T1"><text:tab/>rdd.count()</text:span></text:span></text:p>
      <text:list text:style-name="L6">
        <text:list-item>
          <text:p text:style-name="P8"><text:span text:style-name="Strong_20_Emphasis"><text:span text:style-name="Source_20_Text">cache()</text:span></text:span><text:line-break/>Almacena el RDD en memoria para que las operaciones subsiguientes sean más rápidas.<text:line-break/>Ejemplo:</text:p>
        </text:list-item>
      </text:list>
      <text:p text:style-name="P2"><text:span text:style-name="Source_20_Text"><text:tab/><text:tab/></text:span><text:span text:style-name="Source_20_Text"><text:span text:style-name="T1">rdd.cache()</text:span></text:span></text:p>
      <text:list text:style-name="L7">
        <text:list-item>
          <text:p text:style-name="P9"><text:span text:style-name="Strong_20_Emphasis"><text:span text:style-name="Source_20_Text">persist()</text:span></text:span><text:line-break/>Similar a <text:span text:style-name="Source_20_Text">cache()</text:span>, pero permite elegir diferentes niveles de almacenamiento (memoria, disco, etc.).<text:line-break/>Ejemplo:</text:p>
        </text:list-item>
      </text:list>
      <text:p text:style-name="P2"><text:span text:style-name="Source_20_Text"><text:tab/></text:span><text:span text:style-name="Source_20_Text"><text:span text:style-name="T1"><text:tab/>rdd.persist(StorageLevel.DISK_ONLY)</text:span></text:span></text:p>
      <text:list text:style-name="L8">
        <text:list-header>
          <text:p text:style-name="P10"><text:span text:style-name="Source_20_Text"/></text:p>
        </text:list-header>
        <text:list-item>
          <text:p text:style-name="P10"><text:soft-page-break/><text:span text:style-name="Strong_20_Emphasis"><text:span text:style-name="Source_20_Text">sample()</text:span></text:span><text:line-break/>Devuelve una muestra aleatoria del RDD.<text:line-break/>Ejemplo:</text:p>
        </text:list-item>
      </text:list>
      <text:p text:style-name="P2"><text:span text:style-name="Source_20_Text"><text:tab/><text:tab/></text:span><text:span text:style-name="Source_20_Text"><text:span text:style-name="T1">rdd.sample(True, 0.1)</text:span></text:span></text:p>
      <text:list text:style-name="L9">
        <text:list-item>
          <text:p text:style-name="P11"><text:span text:style-name="Strong_20_Emphasis"><text:span text:style-name="Source_20_Text">sortByKey()</text:span></text:span><text:line-break/>Ordena un RDD de pares clave-valor por la clave.<text:line-break/>Ejemplo:</text:p>
        </text:list-item>
      </text:list>
      <text:p text:style-name="P2"><text:span text:style-name="Source_20_Text"><text:tab/><text:tab/></text:span><text:span text:style-name="Source_20_Text"><text:span text:style-name="T1">rdd.sortByKey()</text:span></text:span></text:p>
      <text:list text:style-name="L10">
        <text:list-item>
          <text:p text:style-name="P12"><text:span text:style-name="Strong_20_Emphasis"><text:span text:style-name="Source_20_Text">join()</text:span></text:span><text:line-break/>Realiza una unión entre dos RDDs de pares clave-valor.<text:line-break/>Ejemplo:</text:p>
        </text:list-item>
      </text:list>
      <text:p text:style-name="P2"><text:span text:style-name="Source_20_Text"><text:tab/><text:tab/></text:span><text:span text:style-name="Source_20_Text"><text:span text:style-name="T1">rdd1.join(rdd2)</text:span></text:span></text:p>
      <text:list text:style-name="L11">
        <text:list-item>
          <text:p text:style-name="P13"><text:span text:style-name="Strong_20_Emphasis"><text:span text:style-name="Source_20_Text">coalesce()</text:span></text:span><text:line-break/>Reduce el número de particiones de un RDD.<text:line-break/>Ejemplo:</text:p>
        </text:list-item>
      </text:list>
      <text:p text:style-name="P2"><text:span text:style-name="Source_20_Text"><text:tab/><text:tab/></text:span><text:span text:style-name="Source_20_Text"><text:span text:style-name="T1">rdd.coalesce(1)</text:span>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8:58:06.632113613</meta:creation-date>
    <meta:generator>LibreOffice/24.2.7.2$Linux_X86_64 LibreOffice_project/420$Build-2</meta:generator>
    <dc:date>2025-01-29T19:02:19.893387672</dc:date>
    <meta:editing-duration>PT4M13S</meta:editing-duration>
    <meta:editing-cycles>1</meta:editing-cycles>
    <meta:document-statistic meta:table-count="0" meta:image-count="0" meta:object-count="0" meta:page-count="3" meta:paragraph-count="40" meta:word-count="332" meta:character-count="2182" meta:non-whitespace-character-count="1888"/>
  </office:meta>
</office:document-meta>
</file>